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color="#ff0000" fo:font-weight="bold" style:font-name-asian="Times New Roman" style:font-weight-asian="bold" style:font-name-complex="Arial" style:font-weight-complex="bold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222222" style:font-name-asian="Times New Roman" style:font-name-complex="Arial"/>
    </style:style>
    <style:style style:name="P4" style:family="paragraph" style:parent-style-name="Standard" style:master-page-name="Standard">
      <style:paragraph-properties fo:margin-top="0in" fo:margin-bottom="0in" style:contextual-spacing="false" fo:line-height="100%" style:page-number="auto"/>
    </style:style>
    <style:style style:name="T1" style:family="text">
      <style:text-properties fo:font-weight="bold" style:font-name-asian="Times New Roman" style:font-weight-asian="bold" style:font-name-complex="Arial" style:font-weight-complex="bold"/>
    </style:style>
    <style:style style:name="T2" style:family="text">
      <style:text-properties style:font-name-asian="Times New Roman" style:font-name-complex="Arial" style:font-weight-complex="bold"/>
    </style:style>
    <style:style style:name="T3" style:family="text">
      <style:text-properties fo:color="#ff0000" fo:font-weight="bold" style:font-name-asian="Times New Roman" style:font-weight-asian="bold" style:font-name-complex="Arial" style:font-weight-complex="bold"/>
    </style:style>
    <style:style style:name="T4" style:family="text">
      <style:text-properties fo:color="#222222" style:font-name-asian="Times New Roman" style:font-name-complex="Arial"/>
    </style:style>
    <style:style style:name="T5" style:family="text">
      <style:text-properties fo:color="#222222" style:font-name-asian="Times New Roman" style:font-name-complex="Arial" style:font-weight-complex="bold"/>
    </style:style>
    <style:style style:name="T6" style:family="text">
      <style:text-properties fo:color="#222222" fo:font-weight="bold" style:font-name-asian="Times New Roman" style:font-weight-asian="bold" style:font-name-complex="Arial"/>
    </style:style>
    <style:style style:name="T7" style:family="text">
      <style:text-properties fo:color="#222222" fo:font-weight="bold" style:font-name-asian="Times New Roman" style:font-weight-asian="bold" style:font-name-complex="Ari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Title: </text:span><text:span text:style-name="T2">DevOps Consultant</text:span></text:p>
      <text:p text:style-name="P1"><text:span text:style-name="T1">Duration: </text:span><text:span text:style-name="T2">Typically initial 12 month contracts (Since these positions are a constant need for our clients they run on initial 12 month contracts and are VERY likely to be extended 6 or 12 months at a time) However, feel free to reach out and see what we have available. We may have both perm/direct-hire and contract opportunities available!</text:span><text:bookmark text:name="_GoBack"/></text:p>
      <text:p text:style-name="P2"/>
      <text:p text:style-name="P1"><text:span text:style-name="T3">SKILLS DESIRED:</text:span></text:p>
      <text:p text:style-name="P1"><text:span text:style-name="T7">- 5 or more years of experience with Linux systems administration (Kernel Tuning, Application Tuning, Standard Administration)</text:span></text:p>
      <text:p text:style-name="P1"><text:span text:style-name="T7">- 3 or more years’ experience with scripting languages (Ruby, Perl, Python)</text:span></text:p>
      <text:p text:style-name="P1"><text:span text:style-name="T4">- 3 or more years’ experience with emerging web technologies</text:span></text:p>
      <text:p text:style-name="P1"><text:span text:style-name="T4">- 3 or more years’ experience with Git or SVN</text:span></text:p>
      <text:p text:style-name="P1"><text:span text:style-name="T4">- Experience with Virtualization (VMWare) and physical hardware</text:span></text:p>
      <text:p text:style-name="P1"><text:span text:style-name="T7">- Strong analytical and troubleshooting skills</text:span></text:p>
      <text:p text:style-name="P1"><text:span text:style-name="T4">- Good verbal and written communication </text:span></text:p>
      <text:p text:style-name="P1"><text:span text:style-name="T4">- Prior experience in a fast-paced environment</text:span></text:p>
      <text:p text:style-name="P1"><text:span text:style-name="T4">- Experience working in large environments with many moving pieces</text:span></text:p>
      <text:p text:style-name="P1"><text:span text:style-name="T5">- Experience with configuration management tools (Chef/Puppet)</text:span></text:p>
      <text:p text:style-name="P3"/>
      <text:p text:style-name="P1"><text:span text:style-name="T6">Business Overview: </text:span></text:p>
      <text:p text:style-name="P1"><text:span text:style-name="T4">Tell me about your department:</text:span></text:p>
      <text:p text:style-name="P1"><text:span text:style-name="T4">Resource will be responsible for managing the datacenter infrastructure for the client. The team consists of 4 people work together to continuously maintain and improve the infrastructure.</text:span></text:p>
      <text:p text:style-name="P3"/>
      <text:p text:style-name="P1"><text:span text:style-name="T6">Project Description:</text:span></text:p>
      <text:p text:style-name="P1"><text:span text:style-name="T4">Standardizing the automation of the Datacenter</text:span></text:p>
      <text:p text:style-name="P3"/>
      <text:p text:style-name="P1"><text:span text:style-name="T6">Position Overview:</text:span></text:p>
      <text:p text:style-name="P1"><text:span text:style-name="T4">Responsibilities/Deliverables that the resource will be responsible for:</text:span></text:p>
      <text:p text:style-name="P1"><text:span text:style-name="T5">Managing, automating, testing, and deploying the infrastructure. The team is heavily invested in Opscode Chef. All components of the infrastructure will be configured using Chef. </text:span></text:p>
      <text:p text:style-name="P1"><text:span text:style-name="T4">- Manage a multi-origin, zero-downtime, highly scalable web infrastructure.</text:span></text:p>
      <text:p text:style-name="P1"><text:span text:style-name="T4">- Build, scale, and secure web infrastructure, focusing specifically on a fully automated Linux environment</text:span></text:p>
      <text:p text:style-name="P1"><text:span text:style-name="T5">- Design, develop and improve automation and tools for systems management, including development of scripts for our fully automated environment with Opscode Chef</text:span></text:p>
      <text:p text:style-name="P1"><text:span text:style-name="T4">- Lead efforts on introducing new technologies into the environment that adhere to our operational best practices.</text:span></text:p>
      <text:p text:style-name="P1"><text:span text:style-name="T4">- Automating and Standardizing Infrastructure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emer, Alexander</meta:initial-creator>
    <dc:creator>Bremer, Alexander</dc:creator>
    <meta:editing-cycles>2</meta:editing-cycles>
    <meta:creation-date>2014-07-15T15:30:00</meta:creation-date>
    <dc:date>2014-07-15T15:45:00</dc:date>
    <meta:editing-duration>PT15S</meta:editing-duration>
    <meta:generator>LibreOffice/4.2.4.2$Linux_x86 LibreOffice_project/420m0$Build-2</meta:generator>
    <meta:document-statistic meta:table-count="0" meta:image-count="0" meta:object-count="0" meta:page-count="1" meta:paragraph-count="26" meta:word-count="302" meta:character-count="2084" meta:non-whitespace-character-count="1804"/>
    <meta:user-defined meta:name="AppVersion">14.0000</meta:user-defined>
    <meta:user-defined meta:name="Company">Randsta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